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criptingMarshaler.onStartup( Scripting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ScriptingMarshaler.getScriptCode( ScriptingEndpoint endpoint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criptingMarshaler.onShutdown( Scripting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ScriptingMarshaler.registerUserBeans( ScriptingEndpoint endpoint , MessageExchange exchange , Bindings 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